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9.678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03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89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37">
      <style:text-properties fo:font-weight="normal" style:font-weight-asian="normal" style:font-weight-complex="normal"/>
    </style:style>
    <style:style style:name="ce8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comment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nti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it Repository</text:p>
          </table:table-cell>
          <table:table-cell table:style-name="ce4" office:value-type="string" calcext:value-type="string">
            <text:p>create it</text:p>
          </table:table-cell>
          <table:table-cell table:style-name="ce4"/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5-03-23" calcext:value-type="date">
            <text:p>23.03.15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Requirement software</text:p>
          </table:table-cell>
          <table:table-cell office:value-type="string" calcext:value-type="string">
            <text:p>Check if there are recommendations for requirement</text:p>
            <text:p>Or Check out 2 of the provides list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e Cases 1</text:p>
          </table:table-cell>
          <table:table-cell office:value-type="string" calcext:value-type="string">
            <text:p>Multiuser System: create an account, login incl access control (admin, user, guest)</text:p>
          </table:table-cell>
          <table:table-cell/>
          <table:table-cell office:value-type="string" calcext:value-type="string">
            <text:p>Daly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se Cases 2</text:p>
          </table:table-cell>
          <table:table-cell office:value-type="string" calcext:value-type="string">
            <text:p>Admin: delete user, delete recipes, maintain provided ingredient list, ..</text:p>
          </table:table-cell>
          <table:table-cell office:value-type="string" calcext:value-type="string">
            <text:p>user cannot delete or change user data, admin has additional functions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Use Cases 3</text:p>
          </table:table-cell>
          <table:table-cell table:style-name="ce6" office:value-type="string" calcext:value-type="string">
            <text:p>Upload recipes with pictures</text:p>
          </table:table-cell>
          <table:table-cell table:style-name="ce6" office:value-type="string" calcext:value-type="string">
            <text:p>owner should be known and owner /admin can change recipe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Use Cases 4</text:p>
          </table:table-cell>
          <table:table-cell table:style-name="ce6" office:value-type="string" calcext:value-type="string">
            <text:p>Search for recipes by ingrediens and recipe names and view them (for guests as well), Download of recipes</text:p>
          </table:table-cell>
          <table:table-cell table:style-name="ce6" office:value-type="string" calcext:value-type="string">
            <text:p>ingredience should be structured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ending discussio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se Cases 5</text:p>
          </table:table-cell>
          <table:table-cell office:value-type="string" calcext:value-type="string">
            <text:p>Favorite recipes, create lists of recipes</text:p>
          </table:table-cell>
          <table:table-cell office:value-type="string" calcext:value-type="string">
            <text:p>user can have more than 1 lis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ending discussio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e Cases 6</text:p>
          </table:table-cell>
          <table:table-cell office:value-type="string" calcext:value-type="string">
            <text:p>Create shoppling lists of one or more recipes</text:p>
          </table:table-cell>
          <table:table-cell office:value-type="string" calcext:value-type="string">
            <text:p>save shopping lists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se Cases 7</text:p>
          </table:table-cell>
          <table:table-cell office:value-type="string" calcext:value-type="string">
            <text:p>Create meal-plan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Java and Python – Serversite?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Clientside – GUI Vaadin? 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2">
          <table:table-cell office:value-type="string" calcext:value-type="string">
            <text:p>Requirement</text:p>
          </table:table-cell>
          <table:table-cell office:value-type="string" calcext:value-type="string">
            <text:p>Requirement - data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open</text:p>
          </table:table-cell>
          <table:table-cell table:style-name="ce8" office:value-type="date" office:date-value="2015-04-09" calcext:value-type="date">
            <text:p>09.0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Requirement – Interface (GUI) and Navigation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open</text:p>
          </table:table-cell>
          <table:table-cell table:style-name="ce8" office:value-type="date" office:date-value="2015-04-09" calcext:value-type="date">
            <text:p>09.0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Requirement – personal and transactional</text:p>
          </table:table-cell>
          <table:table-cell/>
          <table:table-cell office:value-type="string" calcext:value-type="string">
            <text:p>Daly</text:p>
          </table:table-cell>
          <table:table-cell office:value-type="string" calcext:value-type="string">
            <text:p>open</text:p>
          </table:table-cell>
          <table:table-cell table:style-name="ce8" office:value-type="date" office:date-value="2015-04-09" calcext:value-type="date">
            <text:p>09.04.15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Requirement</text:p>
          </table:table-cell>
          <table:table-cell office:value-type="string" calcext:value-type="string">
            <text:p>Non-functional: Guest is only allowed to search for recipes and view them, create a new account, nothing else. Remove other non-functional parts for that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open</text:p>
          </table:table-cell>
          <table:table-cell table:style-name="ce8" office:value-type="date" office:date-value="2015-04-09" calcext:value-type="date">
            <text:p>09.04.15</text:p>
          </table:table-cell>
          <table:table-cell table:number-columns-repeated="1018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F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 style:data-style-name="N2" text:time-value="17:19:42.2447806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23:17.172345214</meta:creation-date>
    <dc:date>2015-03-30T18:51:40.768379097</dc:date>
    <meta:editing-duration>PT2H10M52S</meta:editing-duration>
    <meta:editing-cycles>10</meta:editing-cycles>
    <meta:generator>LibreOffice/4.2.7.2$Linux_X86_64 LibreOffice_project/420m0$Build-2</meta:generator>
    <meta:document-statistic meta:table-count="1" meta:cell-count="84" meta:object-count="0"/>
  </office:meta>
</office:document-meta>
</file>